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/>
      <style:text-properties style:font-name="Cambria" fo:font-size="16pt" style:font-size-asian="16pt" style:font-size-complex="16pt"/>
    </style:style>
    <style:style style:name="P2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Cambria" fo:font-size="12pt" fo:font-style="italic" style:font-size-asian="12pt" style:font-style-asian="italic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ambria" fo:font-size="12pt" fo:font-style="italic" style:font-size-asian="12pt" style:font-style-asian="italic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Cambria" fo:font-size="12pt" fo:font-style="italic" style:font-size-asian="12pt" style:font-style-asian="italic" style:font-size-complex="12pt"/>
    </style:style>
    <style:style style:name="P6" style:family="paragraph" style:parent-style-name="Standard" style:list-style-name="WWNum1">
      <style:paragraph-properties fo:margin-top="0cm" fo:margin-bottom="0cm" loext:contextual-spacing="false" fo:line-height="100%"/>
      <style:text-properties style:font-name="Cambria" fo:font-size="12pt" fo:font-style="italic" style:font-size-asian="12pt" style:font-style-asian="italic" style:font-size-complex="12pt"/>
    </style:style>
    <style:style style:name="P7" style:family="paragraph" style:parent-style-name="Standard" style:list-style-name="WWNum3">
      <style:paragraph-properties fo:margin-top="0cm" fo:margin-bottom="0cm" loext:contextual-spacing="false" fo:line-height="100%"/>
      <style:text-properties style:font-name="Cambria" fo:font-size="12pt" fo:font-style="italic" style:font-size-asian="12pt" style:font-style-asian="italic" style:font-size-complex="12pt"/>
    </style:style>
    <style:style style:name="P8" style:family="paragraph" style:parent-style-name="Text_20_body" style:list-style-name="WWNum1" style:master-page-name="Standard">
      <style:paragraph-properties fo:margin-top="0cm" fo:margin-bottom="0cm" loext:contextual-spacing="false" fo:line-height="100%" fo:text-align="start" style:justify-single-word="false" style:page-number="auto"/>
      <style:text-properties style:font-name="Cambria" fo:font-size="12pt" fo:font-style="italic" style:font-size-asian="12pt" style:font-style-asian="italic" style:font-size-complex="12pt"/>
    </style:style>
    <style:style style:name="P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Cambria" fo:font-size="12pt" fo:font-style="italic" style:font-size-asian="12pt" style:font-style-asian="italic" style:font-size-complex="12pt"/>
    </style:style>
    <style:style style:name="P10" style:family="paragraph" style:parent-style-name="Text_20_body" style:list-style-name="WWNum1">
      <style:paragraph-properties fo:margin-top="0cm" fo:margin-bottom="0cm" loext:contextual-spacing="false" fo:line-height="100%" fo:text-align="start" style:justify-single-word="false"/>
      <style:text-properties style:font-name="Cambria" fo:font-size="12pt" fo:font-style="italic" style:font-size-asian="12pt" style:font-style-asian="italic" style:font-size-complex="12pt"/>
    </style:style>
    <style:style style:name="P11" style:family="paragraph" style:parent-style-name="List_20_Paragraph" style:list-style-name="WWNum1">
      <style:paragraph-properties fo:margin-top="0cm" fo:margin-bottom="0cm" loext:contextual-spacing="true" fo:line-height="100%"/>
      <style:text-properties style:font-name="Cambria" fo:font-size="12pt" fo:font-style="italic" style:font-size-asian="12pt" style:font-style-asian="italic" style:font-size-complex="12pt"/>
    </style:style>
    <style:style style:name="P12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T1" style:family="text">
      <style:text-properties style:font-name="Cambria"/>
    </style:style>
    <style:style style:name="T2" style:family="text">
      <style:text-properties style:font-name="Cambria" fo:font-size="12pt" fo:font-style="italic" style:font-size-asian="12pt" style:font-style-asian="italic" style:font-size-complex="12pt"/>
    </style:style>
    <style:style style:name="T3" style:family="text">
      <style:text-properties style:text-position="super 58%" style:font-name="Cambria" fo:font-size="12pt" fo:font-style="italic" style:font-size-asian="12pt" style:font-style-asian="italic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47306096" text:style-name="WWNum1">
        <text:list-item>
          <text:p text:style-name="P8">Display the Employee Name, Job, and Start Date of Employees hired from February 1981 to May 1981.</text:p>
        </text:list-item>
      </text:list>
      <text:p text:style-name="P4"/>
      <text:p text:style-name="P3"/>
      <text:list xml:id="list222806334465809" text:continue-numbering="true" text:style-name="WWNum1">
        <text:list-item>
          <text:p text:style-name="P10">Display the Name and Hiredate of every Employee who was hired in 1982.</text:p>
        </text:list-item>
      </text:list>
      <text:p text:style-name="P3">mysql&gt; select ename,hiredate from EMP where hiredate like '%1982%'</text:p>
      <text:p text:style-name="P3"><text:s text:c="4"/>-&gt; ;</text:p>
      <text:p text:style-name="P3">+---------+---------------------+</text:p>
      <text:p text:style-name="P3">| ename <text:s text:c="2"/>| hiredate <text:s text:c="11"/>|</text:p>
      <text:p text:style-name="P3">+---------+---------------------+</text:p>
      <text:p text:style-name="P3">| SCOTT <text:s text:c="2"/>| 1982-12-09 00:00:00 |</text:p>
      <text:p text:style-name="P3">| HOFFMAN | 1982-03-24 00:00:00 |</text:p>
      <text:p text:style-name="P3">| MILLER <text:s/>| 1982-01-23 00:00:00 |</text:p>
      <text:p text:style-name="P3">| ALEX <text:s text:c="3"/>| 1982-01-24 00:00:00 |</text:p>
      <text:p text:style-name="P3">+---------+---------------------+</text:p>
      <text:p text:style-name="P3">4 rows in set, 1 warning (0.00 sec)</text:p>
      <text:list xml:id="list222807975513929" text:continue-numbering="true" text:style-name="WWNum1">
        <text:list-item>
          <text:p text:style-name="P6">Write a query to display the current date. Label the column as Current Date.</text:p>
        </text:list-item>
      </text:list>
      <text:p text:style-name="P5"/>
      <text:p text:style-name="P5"/>
      <text:list xml:id="list222806971773819" text:continue-numbering="true" text:style-name="WWNum1">
        <text:list-item>
          <text:p text:style-name="P6">Display the Employee’s Name, Hiredate, Salary and Review Date, which is first Monday after six months of service.</text:p>
        </text:list-item>
        <text:list-item>
          <text:p text:style-name="P6">Modify the query to display the dates as “Sunday, the Seventh of September, 1981”.</text:p>
        </text:list-item>
        <text:list-item>
          <text:p text:style-name="P6">Create a query to display the name and salary for all Employees. Format the salary to be 15 characters long by adding ‘$’.</text:p>
        </text:list-item>
        <text:list-item>
          <text:p text:style-name="P6">Display the Name, Hiredate and day of the week on which the employees started. Order the results by the Day of the week starting with Monday.</text:p>
        </text:list-item>
        <text:list-item>
          <text:p text:style-name="P6">Display details of orders received in the year 1986. </text:p>
        </text:list-item>
        <text:list-item>
          <text:p text:style-name="P6">Write a query to find out the DAY (for example, SUNDAY) of the current date.</text:p>
        </text:list-item>
        <text:list-item>
          <text:p text:style-name="P6">Display the name and the date of joining of the employees who belong to department number 10. The date of joining should be formatted. For eg. if it is ‘10-JUN-97’ it should be displayed as Fifteenth JUNE, 1997. The name of the employee should be in upper case.</text:p>
        </text:list-item>
        <text:list-item>
          <text:p text:style-name="P6">Consider the Ord table. Find the difference between the Order Date and Ship Date in months as well as days. Label the columns appropriately.</text:p>
        </text:list-item>
        <text:list-item>
          <text:p text:style-name="P11">List employee details who have joined in December.</text:p>
        </text:list-item>
        <text:list-item>
          <text:p text:style-name="P11">Display day on which KING joined.</text:p>
        </text:list-item>
        <text:list-item>
          <text:p text:style-name="P11">Display month on which MARTIN joined.</text:p>
        </text:list-item>
        <text:list-item>
          <text:p text:style-name="P11">Find number of days elapsed between today’s date and hiredate of ‘ADAMS’.</text:p>
        </text:list-item>
        <text:list-item>
          <text:p text:style-name="P11">Print the date, 15 days alter today’s date.</text:p>
        </text:list-item>
        <text:list-item>
          <text:p text:style-name="P11">List all employee hired in the month of December.</text:p>
        </text:list-item>
        <text:list-item>
          <text:p text:style-name="P11">List all employee hired after 1980.</text:p>
        </text:list-item>
        <text:list-item>
          <text:p text:style-name="P11">Display names and jobs of employee in the format SMITH-CLERK.</text:p>
        </text:list-item>
        <text:list-item>
          <text:p text:style-name="P11">Show the length of names in EMP table. Eliminate duplicate length. Do not show the names.</text:p>
        </text:list-item>
        <text:list-item>
          <text:p text:style-name="P11">List the names and hiredate of EMP in dept 20, display hiredate formatted as 12/03/1984.</text:p>
        </text:list-item>
        <text:list-item>
          <text:p text:style-name="P11">Find the day of week on which SMITH joined.</text:p>
        </text:list-item>
        <text:list-item>
          <text:p text:style-name="P12"><text:span text:style-name="T2">Retrieve the ANALYST record with hiredate formatted as ‘The 3</text:span><text:span text:style-name="T3">rd</text:span><text:span text:style-name="T2"> of Oct. 1984’.</text:span></text:p>
        </text:list-item>
        <text:list-item>
          <text:p text:style-name="P11"><text:soft-page-break/>Calculate the total compensation expensive for each dept in 1 year. Assume that employees, who don't earn commission, receive non-monetary benefits than are worth Rs.1000 a month.</text:p>
        </text:list-item>
        <text:list-item>
          <text:p text:style-name="P6">Display the Names of the Managers as follows-</text:p>
        </text:list-item>
      </text:list>
      <text:list xml:id="list4034150851" text:style-name="WWNum3">
        <text:list-item>
          <text:p text:style-name="P7">If the employee code is 7788 the Manager is CLARK</text:p>
        </text:list-item>
        <text:list-item>
          <text:p text:style-name="P7">If the employee code is 7698 the Manager is BLAKE</text:p>
        </text:list-item>
        <text:list-item>
          <text:p text:style-name="P7">If the employee code is 7566 the Manager is JONES</text:p>
        </text:list-item>
        <text:list-item>
          <text:p text:style-name="P7">For all other Employees the Manager is K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905cm" fo:margin-right="0cm" fo:margin-top="0.212cm" fo:margin-bottom="0.212cm" loext:contextual-spacing="false" style:line-height-at-least="0.423cm" fo:text-align="justify" style:justify-single-word="false" fo:text-indent="0cm" style:auto-text-indent="false"/>
      <style:text-properties style:font-name="Arial" fo:font-family="Arial" style:font-family-generic="roman" style:font-pitch="variable" fo:font-size="10pt" fo:letter-spacing="-0.009cm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0pt" fo:letter-spacing="-0.009cm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4cm" fo:text-indent="-0.318cm" fo:margin-left="4.5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4cm" fo:text-indent="-0.318cm" fo:margin-left="8.3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4cm" fo:text-indent="-0.318cm" fo:margin-left="12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number>
      <text:list-level-style-number text:level="2" style:num-suffix="." style:num-format="1" text:start-value="26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4cm" fo:text-indent="-0.318cm" fo:margin-left="4.5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4cm" fo:text-indent="-0.318cm" fo:margin-left="8.3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4cm" fo:text-indent="-0.318cm" fo:margin-left="12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/>
      <style:text-properties style:font-name="Cambria" fo:font-size="16pt" style:font-size-asian="16pt" style:font-size-complex="16pt"/>
    </style:style>
    <style:style style:name="MP2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MT1" style:family="text">
      <style:text-properties style:font-name="Cambria"/>
    </style:style>
    <style:page-layout style:name="Mpm1">
      <style:page-layout-properties fo:page-width="21.59cm" fo:page-height="27.94cm" style:num-format="1" style:print-orientation="portrait" fo:margin-top="0.508cm" fo:margin-bottom="0.508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1cm" style:dynamic-spacing="true"/>
      </style:header-style>
      <style:footer-style>
        <style:header-footer-properties fo:min-height="0.762cm" fo:margin-left="0cm" fo:margin-right="0cm" fo:margin-top="0.661cm" style:dynamic-spacing="true"/>
      </style:footer-style>
    </style:page-layout>
  </office:automatic-styles>
  <office:master-styles>
    <style:master-page style:name="Standard" style:page-layout-name="Mpm1">
      <style:header>
        <text:p text:style-name="MP1">Queries on SELECT command with WHERE and DATE function</text:p>
        <text:p text:style-name="Header"/>
      </style:header>
      <style:footer>
        <text:p text:style-name="MP2"><text:span text:style-name="MT1">IET<text:tab/>Page </text:span><text:span text:style-name="MT1"><text:page-number text:select-page="current">2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Queries on SELECT command with WHERE and DATE function</dc:title>
    <meta:initial-creator>IET</meta:initial-creator>
    <meta:editing-cycles>7</meta:editing-cycles>
    <meta:creation-date>2019-03-15T14:03:00</meta:creation-date>
    <dc:date>2019-10-13T22:28:05.620545598</dc:date>
    <meta:editing-duration>PT18M45S</meta:editing-duration>
    <meta:generator>LibreOffice/6.0.7.3$Linux_X86_64 LibreOffice_project/00m0$Build-3</meta:generator>
    <meta:document-statistic meta:table-count="0" meta:image-count="0" meta:object-count="0" meta:page-count="2" meta:paragraph-count="42" meta:word-count="510" meta:character-count="2835" meta:non-whitespace-character-count="23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